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0.967cm"/>
    </style:style>
    <style:style style:name="gr6" style:family="graphic" style:parent-style-name="standard">
      <style:graphic-properties draw:textarea-horizontal-align="justify" draw:textarea-vertical-align="middle" draw:auto-grow-height="false" fo:min-height="5.75cm" fo:min-width="5.55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75cm" fo:min-width="3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75cm" fo:min-width="7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0.954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0.955cm"/>
    </style:style>
    <style:style style:name="gr11" style:family="graphic" style:parent-style-name="standard">
      <style:graphic-properties draw:textarea-horizontal-align="justify" draw:textarea-vertical-align="middle" draw:auto-grow-height="false" fo:min-height="4.75cm" fo:min-width="3cm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 fo:min-height="9.75cm" fo:min-width="9.5cm"/>
    </style:style>
    <style:style style:name="gr13" style:family="graphic" style:parent-style-name="standard">
      <style:graphic-properties draw:stroke="dash" draw:stroke-dash="Dash" svg:stroke-width="0.106cm" svg:stroke-color="#333333" draw:marker-start-width="0.358cm" draw:marker-end-width="0.358cm" draw:fill-color="#ffffff" draw:textarea-horizontal-align="justify" draw:textarea-vertical-align="middle" draw:auto-grow-height="false" fo:min-height="5.75cm" fo:min-width="37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cm" svg:height="2cm" svg:x="8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7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8cm" svg:y="7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3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6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0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5cm" svg:y="7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8cm" svg:y="9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cm" svg:x="11cm" svg:y="8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8.2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40.4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8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90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5cm" svg:height="6cm" svg:x="38.2cm" svg:y="8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42.6cm" svg:y="8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67cm" svg:height="1.5cm" svg:x="36cm" svg:y="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8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9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5cm" svg:x="25cm" svg:y="8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4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7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0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5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28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6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9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2cm" svg:y="3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1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4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37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1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5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1cm" svg:y="7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5cm" svg:y="7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3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6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49cm" svg:y="7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43cm" svg:y="7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43cm" svg:y="7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6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59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2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56cm" svg:y="7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2cm" svg:x="60.5cm" svg:y="7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56cm" svg:y="7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8.75cm" svg:y="5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3.25cm" svg:y="5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8.75cm" svg:y="6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0.75cm" svg:y="5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35.25cm" svg:y="5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30.75cm" svg:y="6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30.75cm" svg:y="6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10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12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14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17.046cm" svg:y="4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6.75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69.75cm" svg:y="7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2.75cm" svg:y="7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66.75cm" svg:y="73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cm" svg:height="5cm" svg:x="71.25cm" svg:y="7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66.75cm" svg:y="76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9.75cm" svg:y="5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25cm" svg:y="5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svg:x="19.75cm" svg:y="6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19.75cm" svg:y="6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4.25cm" svg:y="6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7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8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9.75cm" svg:y="5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0.5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8.5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9.5cm" svg:y="2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0cm" svg:height="10cm" svg:x="9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1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3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5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8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0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1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3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25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28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1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4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2.5cm" svg:y="4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43.5cm" svg:y="5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5.682cm" svg:y="5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47.863cm" svg:y="5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50.046cm" svg:y="5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2.5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4.682cm" svg:y="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5cm" svg:height="1.5cm" svg:x="36.863cm" svg:y="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1.5cm" svg:x="39.046cm" svg:y="4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7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19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0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2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55cm" svg:y="6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65.75cm" svg:y="69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6.75cm" svg:y="85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4cm" svg:y="85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5.25cm" svg:y="8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60.75cm 65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56.25cm 65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2cm" draw:transform="rotate (-3.14159265358979) translate (60.75cm 59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60.75cm 62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draw:transform="rotate (-3.14159265358979) translate (56.25cm 62.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51.75cm" svg:y="5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draw:transform="rotate (-3.14159265358979) translate (50cm 62.7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draw:transform="rotate (-3.14159265358979) translate (45.5cm 62.7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draw:transform="rotate (-3.14159265358979) translate (50cm 59.7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41cm" svg:y="56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10.25cm" svg:y="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9.2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0.25cm" svg:y="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14.75cm" svg:y="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9.2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3.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8cm" svg:y="1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2.5cm" svg:y="1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3.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28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17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6.75cm" svg:y="1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20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37.75cm" svg:y="2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2cm" svg:x="42.25cm" svg:y="23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23.25cm" svg:y="6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22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23.2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6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cm" svg:height="10cm" svg:x="35.25cm" svg:y="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cm" svg:height="2cm" svg:x="36.25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7.5cm" svg:height="6cm" svg:x="6.75cm" svg:y="97.5cm">
          <text:p text:style-name="P1"><text:span text:style-name="T1">ADICIONAR LAYOU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/>
      <draw:page draw:name="page3" draw:style-name="dp1" draw:master-page-name="Padrã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3.2cm" fo:page-height="20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30T21:10:32.737000000</meta:creation-date>
    <dc:date>2021-12-08T14:48:18.846000000</dc:date>
    <meta:editing-duration>PT46M21S</meta:editing-duration>
    <meta:editing-cycles>16</meta:editing-cycles>
    <meta:generator>LibreOffice/7.0.4.2$Windows_X86_64 LibreOffice_project/dcf040e67528d9187c66b2379df5ea4407429775</meta:generator>
    <meta:document-statistic meta:object-count="177"/>
  </office:meta>
</office:document-meta>
</file>